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0479e1"/>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0479e1"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6</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they</text:p>
          </table:table-cell>
          <table:table-cell table:style-name="Table1.A1" office:value-type="string">
            <text:p text:style-name="P5">she</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09.298791284</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2" meta:non-whitespace-character-count="7060"/>
  </office:meta>
</office:document-meta>
</file>